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onnectionManagerImpl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ConnectionManagerImpl.createConnection( ConnectionFactory factory , ConnectionConfiguration c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MSConnectionManagerImpl.getConnec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nectionManagerImpl.getQueueConnec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Configuratio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nectionManagerImpl.removeConnectionListener( String name , JMSConnectionEvent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nectionConfiguration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nectionManag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nectionManagerImpl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ConnectionManagerImpl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ConnectionManagerImpl.scheduleReconnectionJob( ConnectionConfiguration configu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nectionConfiguration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nectionManagerImpl.stopConnection( String name , Connection 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ConnectionManagerImpl.getTopicConnec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nnectionListener.ReconnectionListener( JMSConnectionManagerImpl manager , Connection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ConnectionManagerImpl.configureConnections( Configuration [ ] connections , i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nectionConfiguration.isAutoRe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nectionManagerImpl.notifyListenersOfDisconnectio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ConnectionManagerImpl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MSConnectionManagerImpl.JMSConnectionManag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nectionConfiguration.ConnectionConfiguration( String name , Parameters parameters , int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MSConnectionManagerImpl.removeConnec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ConnectionManagerImpl.notifyListenersOfConnectio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nectionConfiguration.getJNDI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Configur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nectionManagerImpl.addConnectionListener( String name , JMSConnectionEvent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nectionConfiguration.getAutoReconnect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nectionManagerImpl.addConnection( String name ,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ConnectionManagerImpl.createInitialContext( Properties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nectionConfigur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nectionManagerImpl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connectionJob.ReconnectionJob( JMSConnectionManagerImpl manager , Connection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ConnectionManagerImpl.createConnection( ConnectionConfiguration c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econnectionListener.onException( JMS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nnectionJob.execute( String job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nectionConfiguration.ge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